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google_map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Stamba cafe</text:p>
          </table:table-cell>
          <table:table-cell office:value-type="string" calcext:value-type="string">
            <text:p>Merab Kostava St. 14</text:p>
          </table:table-cell>
          <table:table-cell office:value-type="string" calcext:value-type="string">
            <text:p>https://goo.gl/maps/ACUVD6dbZBN71Ukc7</text:p>
          </table:table-cell>
          <table:table-cell office:value-type="float" office:value="41.7054533" calcext:value-type="float">
            <text:p>41.7054533</text:p>
          </table:table-cell>
          <table:table-cell office:value-type="float" office:value="44.7854573" calcext:value-type="float">
            <text:p>44.7854573</text:p>
          </table:table-cell>
        </table:table-row>
        <table:table-row table:style-name="ro1">
          <table:table-cell office:value-type="string" calcext:value-type="string">
            <text:p>Гардения Шеварнадзе</text:p>
          </table:table-cell>
          <table:table-cell office:value-type="string" calcext:value-type="string">
            <text:p>Khudadovi, 38</text:p>
          </table:table-cell>
          <table:table-cell office:value-type="string" calcext:value-type="string">
            <text:p>https://goo.gl/maps/kL9MvtpxGQamWM1HA</text:p>
          </table:table-cell>
          <table:table-cell office:value-type="float" office:value="41.7310728" calcext:value-type="float">
            <text:p>41.7310728</text:p>
          </table:table-cell>
          <table:table-cell office:value-type="float" office:value="44.8282816" calcext:value-type="float">
            <text:p>44.8282816</text:p>
          </table:table-cell>
        </table:table-row>
        <table:table-row table:style-name="ro1">
          <table:table-cell office:value-type="string" calcext:value-type="string">
            <text:p>Фабрика</text:p>
          </table:table-cell>
          <table:table-cell office:value-type="string" calcext:value-type="string">
            <text:p>Ninoshvili str.8</text:p>
          </table:table-cell>
          <table:table-cell office:value-type="string" calcext:value-type="string">
            <text:p>https://goo.gl/maps/qxVhKCEPP4q7PEjd6</text:p>
          </table:table-cell>
          <table:table-cell office:value-type="float" office:value="41.7095249" calcext:value-type="float">
            <text:p>41.7095249</text:p>
          </table:table-cell>
          <table:table-cell office:value-type="float" office:value="44.8004527" calcext:value-type="float">
            <text:p>44.8004527</text:p>
          </table:table-cell>
        </table:table-row>
        <table:table-row table:style-name="ro1">
          <table:table-cell office:value-type="string" calcext:value-type="string">
            <text:p>Erti Kava</text:p>
          </table:table-cell>
          <table:table-cell office:value-type="string" calcext:value-type="string">
            <text:p>Mitropan Laghidze St, 8</text:p>
          </table:table-cell>
          <table:table-cell office:value-type="string" calcext:value-type="string">
            <text:p>https://goo.gl/maps/BF3ThTdsbUNqTvJR8</text:p>
          </table:table-cell>
          <table:table-cell office:value-type="float" office:value="41.6989859" calcext:value-type="float">
            <text:p>41.6989859</text:p>
          </table:table-cell>
          <table:table-cell office:value-type="float" office:value="44.7931742" calcext:value-type="float">
            <text:p>44.7931742</text:p>
          </table:table-cell>
        </table:table-row>
        <table:table-row table:style-name="ro1">
          <table:table-cell office:value-type="string" calcext:value-type="string">
            <text:p>Stories</text:p>
          </table:table-cell>
          <table:table-cell office:value-type="string" calcext:value-type="string">
            <text:p>9 Galaktion Tabidze St</text:p>
          </table:table-cell>
          <table:table-cell office:value-type="string" calcext:value-type="string">
            <text:p>https://g.page/Blackcup-ge</text:p>
          </table:table-cell>
          <table:table-cell office:value-type="float" office:value="41.691683" calcext:value-type="float">
            <text:p>41.691683</text:p>
          </table:table-cell>
          <table:table-cell office:value-type="float" office:value="44.7988984" calcext:value-type="float">
            <text:p>44.7988984</text:p>
          </table:table-cell>
        </table:table-row>
        <table:table-row table:style-name="ro1">
          <table:table-cell office:value-type="string" calcext:value-type="string">
            <text:p>Coffee Lab</text:p>
          </table:table-cell>
          <table:table-cell office:value-type="string" calcext:value-type="string">
            <text:p>27 Alexander Kazbegi Ave</text:p>
          </table:table-cell>
          <table:table-cell office:value-type="string" calcext:value-type="string">
            <text:p>https://goo.gl/maps/x3DWwAzxnvQ2CwmT6</text:p>
          </table:table-cell>
          <table:table-cell office:value-type="float" office:value="41.7242208" calcext:value-type="float">
            <text:p>41.7242208</text:p>
          </table:table-cell>
          <table:table-cell office:value-type="float" office:value="44.7347541" calcext:value-type="float">
            <text:p>44.73475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5T21:38:37.085361820</meta:creation-date>
    <meta:generator>LibreOffice/7.3.7.2$Linux_X86_64 LibreOffice_project/30$Build-2</meta:generator>
    <dc:date>2023-09-01T08:20:30.270905725</dc:date>
    <meta:editing-duration>PT14M28S</meta:editing-duration>
    <meta:editing-cycles>19</meta:editing-cycles>
    <meta:document-statistic meta:table-count="1" meta:cell-count="35" meta:object-count="0"/>
  </office:meta>
</office:document-meta>
</file>